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4.576cm"/>
    </style:style>
    <style:style style:name="P1" style:family="paragraph">
      <loext:graphic-properties draw:fill="none" draw:fill-color="#ffffff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89cm" svg:height="2.618cm" svg:x="1.762cm" svg:y="1.508cm">
          <draw:text-box>
            <text:p><text:span text:style-name="T1">Purpose</text:span></text:p>
          </draw:text-box>
        </draw:frame>
        <draw:frame draw:style-name="gr2" draw:text-style-name="P1" draw:layer="layout" svg:width="12.192cm" svg:height="10.205cm" svg:x="2.143cm" svg:y="4.81cm">
          <draw:text-box>
            <text:list text:style-name="L1">
              <text:list-item>
                <text:p><text:span text:style-name="T2">Represent tent-setup operation</text:span></text:p>
              </text:list-item>
              <text:list-item>
                <text:p>Pages for About Us, Products, Maintenance, Contact Info/Form</text:p>
              </text:list-item>
              <text:list-item>
                <text:p>Explain operation</text:p>
                <text:list>
                  <text:list-item>
                    <text:p>Details of types of jobs you do</text:p>
                  </text:list-item>
                  <text:list-item>
                    <text:p>What should the visitor do (visit showroom, choose styles, call now, etc.)</text:p>
                  </text:list-item>
                  <text:list-item>
                    <text:p>Pricing</text:p>
                  </text:list-item>
                </text:list>
              </text:list-item>
              <text:list-item>
                <text:p>Plenty of pictures/stories/testimonials</text:p>
              </text:list-item>
              <text:list-item>
                <text:p>Featured in</text:p>
              </text:list-item>
              <text:list-item>
                <text:p>Site map (bottom)</text:p>
              </text:list-item>
              <text:list-item>
                <text:p>Social media</text:p>
              </text:list-item>
              <text:list-item>
                <text:p>Legal stuff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4:26:01.233852377</meta:creation-date>
    <dc:date>2018-02-06T14:37:54.734513850</dc:date>
    <meta:editing-duration>PT1M43S</meta:editing-duration>
    <meta:editing-cycles>1</meta:editing-cycles>
    <meta:document-statistic meta:object-count="2"/>
    <meta:generator>LibreOffice/5.1.6.2$Linux_X86_64 LibreOffice_project/10m0$Build-2</meta:generator>
  </office:meta>
</office:document-meta>
</file>